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3.04mm"/>
    </style:style>
    <style:style style:name="co2" style:family="table-column">
      <style:table-column-properties fo:break-before="auto" style:column-width="60.25mm"/>
    </style:style>
    <style:style style:name="co3" style:family="table-column">
      <style:table-column-properties fo:break-before="auto" style:column-width="17.52mm"/>
    </style:style>
    <style:style style:name="co4" style:family="table-column">
      <style:table-column-properties fo:break-before="auto" style:column-width="44.2mm"/>
    </style:style>
    <style:style style:name="co5" style:family="table-column">
      <style:table-column-properties fo:break-before="auto" style:column-width="22.58mm"/>
    </style:style>
    <style:style style:name="co6" style:family="table-column">
      <style:table-column-properties fo:break-before="auto" style:column-width="31.12mm"/>
    </style:style>
    <style:style style:name="co7" style:family="table-column">
      <style:table-column-properties fo:break-before="auto" style:column-width="67.35mm"/>
    </style:style>
    <style:style style:name="co8" style:family="table-column">
      <style:table-column-properties fo:break-before="auto" style:column-width="159.93mm"/>
    </style:style>
    <style:style style:name="co9" style:family="table-column">
      <style:table-column-properties fo:break-before="auto" style:column-width="165.65mm"/>
    </style:style>
    <style:style style:name="co10" style:family="table-column">
      <style:table-column-properties fo:break-before="auto" style:column-width="10.71mm"/>
    </style:style>
    <style:style style:name="co11" style:family="table-column">
      <style:table-column-properties fo:break-before="auto" style:column-width="420.46mm"/>
    </style:style>
    <style:style style:name="co12" style:family="table-column">
      <style:table-column-properties fo:break-before="auto" style:column-width="135.98mm"/>
    </style:style>
    <style:style style:name="co13" style:family="table-column">
      <style:table-column-properties fo:break-before="auto" style:column-width="89.39mm"/>
    </style:style>
    <style:style style:name="co14" style:family="table-column">
      <style:table-column-properties fo:break-before="auto" style:column-width="545.1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evantamento"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table-cell office:value-type="string" calcext:value-type="string">
            <text:p>base de dados</text:p>
          </table:table-cell>
          <table:table-cell office:value-type="string" calcext:value-type="string">
            <text:p>site</text:p>
          </table:table-cell>
          <table:table-cell office:value-type="string" calcext:value-type="string">
            <text:p>pesquisa</text:p>
          </table:table-cell>
          <table:table-cell office:value-type="string" calcext:value-type="string">
            <text:p>resultado</text:p>
          </table:table-cell>
          <table:table-cell office:value-type="string" calcext:value-type="string">
            <text:p>correlacionado a pesquisa</text:p>
          </table:table-cell>
        </table:table-row>
        <table:table-row table:style-name="ro1">
          <table:table-cell office:value-type="string" calcext:value-type="string">
            <text:p>Periodicos CAPES</text:p>
          </table:table-cell>
          <table:table-cell office:value-type="string" calcext:value-type="string">
            <text:p>http://www.periodicos.capes.gov.br</text:p>
          </table:table-cell>
          <table:table-cell office:value-type="string" calcext:value-type="string">
            <text:p>“Patent mining” AND “random forest”</text:p>
          </table:table-cell>
          <table:table-cell office:value-type="float" office:value="663" calcext:value-type="float">
            <text:p>663</text:p>
          </table:table-cell>
          <table:table-cell office:value-type="float" office:value="1" calcext:value-type="float">
            <text:p>1</text:p>
          </table:table-cell>
        </table:table-row>
        <table:table-row table:style-name="ro1">
          <table:table-cell office:value-type="string" calcext:value-type="string">
            <text:p>Google Scholar</text:p>
          </table:table-cell>
          <table:table-cell office:value-type="string" calcext:value-type="string">
            <text:p>https://scholar.google.com</text:p>
          </table:table-cell>
          <table:table-cell office:value-type="string" calcext:value-type="string">
            <text:p>“Patent mining” AND “random forest”</text:p>
          </table:table-cell>
          <table:table-cell office:value-type="float" office:value="29" calcext:value-type="float">
            <text:p>29</text:p>
          </table:table-cell>
          <table:table-cell office:value-type="float" office:value="4" calcext:value-type="float">
            <text:p>4</text:p>
          </table:table-cell>
        </table:table-row>
        <table:table-row table:style-name="ro1">
          <table:table-cell office:value-type="string" calcext:value-type="string">
            <text:p>Semantic Scholar</text:p>
          </table:table-cell>
          <table:table-cell office:value-type="string" calcext:value-type="string">
            <text:p>https://www.semanticscholar.org</text:p>
          </table:table-cell>
          <table:table-cell office:value-type="string" calcext:value-type="string">
            <text:p>“Patent mining” AND “random forest”</text:p>
          </table:table-cell>
          <table:table-cell office:value-type="float" office:value="41000" calcext:value-type="float">
            <text:p>41000</text:p>
          </table:table-cell>
          <table:table-cell office:value-type="float" office:value="4" calcext:value-type="float">
            <text:p>4</text:p>
          </table:table-cell>
        </table:table-row>
        <table:table-row table:style-name="ro1">
          <table:table-cell office:value-type="string" calcext:value-type="string">
            <text:p>Microsoft </text:p>
          </table:table-cell>
          <table:table-cell office:value-type="string" calcext:value-type="string">
            <text:p>https://academic.microsoft.com</text:p>
          </table:table-cell>
          <table:table-cell office:value-type="string" calcext:value-type="string">
            <text:p>“Patent mining” AND “random forest”</text:p>
          </table:table-cell>
          <table:table-cell office:value-type="float" office:value="52" calcext:value-type="float">
            <text:p>52</text:p>
          </table:table-cell>
          <table:table-cell/>
        </table:table-row>
      </table:table>
      <table:table table:name="artigos"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base de dados</text:p>
          </table:table-cell>
          <table:table-cell office:value-type="string" calcext:value-type="string">
            <text:p>Pesquisa</text:p>
          </table:table-cell>
          <table:table-cell office:value-type="string" calcext:value-type="string">
            <text:p>titulo do artigo</text:p>
          </table:table-cell>
          <table:table-cell office:value-type="string" calcext:value-type="string">
            <text:p>autores</text:p>
          </table:table-cell>
          <table:table-cell office:value-type="string" calcext:value-type="string">
            <text:p>ano</text:p>
          </table:table-cell>
          <table:table-cell office:value-type="string" calcext:value-type="string">
            <text:p>abstract</text:p>
          </table:table-cell>
        </table:table-row>
        <table:table-row table:style-name="ro1">
          <table:table-cell office:value-type="string" calcext:value-type="string">
            <text:p>Periodico CAPES</text:p>
          </table:table-cell>
          <table:table-cell office:value-type="string" calcext:value-type="string">
            <text:p>“Patent mining” AND “random forest”</text:p>
          </table:table-cell>
          <table:table-cell office:value-type="string" calcext:value-type="string">
            <text:p>Knowledge extraction from textual patent data using a random forest</text:p>
          </table:table-cell>
          <table:table-cell office:value-type="string" calcext:value-type="string">
            <text:p>Tsumura, T. ; Saitoh, F. ; Ishizu, S.</text:p>
          </table:table-cell>
          <table:table-cell office:value-type="float" office:value="2017" calcext:value-type="float">
            <text:p>2017</text:p>
          </table:table-cell>
          <table:table-cell office:value-type="string" calcext:value-type="string">
            <text:p>In the development of the new product and the management of technologies, it is important to make decisions based on the information about technological trends, such as patents. The relationship between the application range and field of technology has become complicated due to the use of increasingly sophisticated technologies in recent years. Along with this, knowledge sharing between decision-makers and engineers has become increasingly difficult. Under these circumstances, there is a need for an efficient tool capable of supporting knowledge sharing among engineers and managers whose expertise are in different areas. The purpose of this study is the knowledge extraction of patent data through constructing a text-mining patent map using the random forest methodology. By extracting the knowledge from the results learned using the technological information obtained through random forest as the supervised signal, we have constructed patent maps that take the relationships between technical fields into consideration. The method we propose creates a patent map by combining two-dimensional kernel density estimation and multi-dimensional scaling based on a similarity matrix calculated applying the internal components of the random forest. We also deal with calculation results of non-negative matrix factorization as a random forest input, thereby avoiding the vulnerability of the random forest noise variables. Non-negative matrix factorization is useful for interpreting the important variables extracted in the random forest. In the experiment, we confirmed the behavior of the method proposed using Japanese patent data.</text:p>
          </table:table-cell>
        </table:table-row>
        <table:table-row table:style-name="ro1">
          <table:table-cell office:value-type="string" calcext:value-type="string">
            <text:p>Google Scholar</text:p>
          </table:table-cell>
          <table:table-cell office:value-type="string" calcext:value-type="string">
            <text:p>“Patent mining” AND “random forest”</text:p>
          </table:table-cell>
          <table:table-cell office:value-type="string" calcext:value-type="string">
            <text:p>Research on Patent Text Classification Based on Word2Vec and LSTM</text:p>
          </table:table-cell>
          <table:table-cell office:value-type="string" calcext:value-type="string">
            <text:p><text:s/>Lizhong Xiao ; Guangzhong Wang ; Yang Zuo </text:p>
          </table:table-cell>
          <table:table-cell office:value-type="float" office:value="2018" calcext:value-type="float">
            <text:p>2018</text:p>
          </table:table-cell>
          <table:table-cell office:value-type="string" calcext:value-type="string">
            <text:p>In order to efficiently classify patent texts in the security field, a patent text classification model based on Word2Vec and Long-short term memory (LSTM) was established. Combined with the features of the patent text, first of all, in the text pre-processing process, words frequently appearing in patent documents such as “the invention”, “involvement”, and “utility model” were added to the stop word list to save storage space and improve efficiency; Secondly, the pre-trained word2vec model was introduced to solve the dimensional disaster caused by the traditional methods. Finally, by training the LSTM classification model, text features were extracted and patent text classification in the security field was performed. 50,000 patent documents were divided into the training set and the test set according to the ratio of 4:1, and the accuracy and ROC curve evaluation model were used to analyze and evaluate the classification results. The results showed that the classification accuracy rate of this method is 93.48%. At the same time, the LSTM classification model, K Nearest Neighbor (KNN) classification model, Convolutional Neural Network (CNN) classification model, and models based on CNN and Word2Vec were further compared. The experimental results showed that this method can better classify the patent texts in the security field, laying the foundation for further research and effective use of patents.</text:p>
          </table:table-cell>
        </table:table-row>
        <table:table-row table:style-name="ro1">
          <table:table-cell office:value-type="string" calcext:value-type="string">
            <text:p>Google Scholar</text:p>
          </table:table-cell>
          <table:table-cell office:value-type="string" calcext:value-type="string">
            <text:p>“Patent mining” AND “random forest”</text:p>
          </table:table-cell>
          <table:table-cell office:value-type="string" calcext:value-type="string">
            <text:p>Towards patent text analysis based on semantic role labelling </text:p>
          </table:table-cell>
          <table:table-cell office:value-type="string" calcext:value-type="string">
            <text:p>Yanqing He, Ying Li, Ling'en Meng &amp; Hongjiao Xu</text:p>
          </table:table-cell>
          <table:table-cell office:value-type="float" office:value="2017" calcext:value-type="float">
            <text:p>2017</text:p>
          </table:table-cell>
          <table:table-cell office:value-type="string" calcext:value-type="string">
            <text:p>Mining patent texts can obtain valuable technical information and competitive intelligence which is important for the development of technology and business. The current patent text mining approaches suffer from lack of effective, automatic, accurate and wide-coverage techniques that can annotate natural language texts with semantic argument structure. It is helpful for text mining to derive more meaningful semantic relationship from semantic role labelling (SRL) results of patents. This paper uses Word2Vec to learn word real-valued vector and design features related to word vector to train SRL parser. Based on the SRL parser, two patent text mining methods are then given: patent topic extraction and automatic construction of patent technical effect matrix (PTEM). Experiments show that semantic role labelling help achieve satisfactory results and saves manpower.</text:p>
          </table:table-cell>
        </table:table-row>
        <table:table-row table:style-name="ro1">
          <table:table-cell office:value-type="string" calcext:value-type="string">
            <text:p>Google Scholar</text:p>
          </table:table-cell>
          <table:table-cell office:value-type="string" calcext:value-type="string">
            <text:p>“Patent mining” AND “random forest”</text:p>
          </table:table-cell>
          <table:table-cell office:value-type="string" calcext:value-type="string">
            <text:p>Research of Semantic Role Labeling and Application in Patent Knowledge Extraction</text:p>
          </table:table-cell>
          <table:table-cell office:value-type="string" calcext:value-type="string">
            <text:p>Ling'en Meng, Yanqing He, and Ying Li</text:p>
          </table:table-cell>
          <table:table-cell office:value-type="float" office:value="2014" calcext:value-type="float">
            <text:p>2014</text:p>
          </table:table-cell>
          <table:table-cell office:value-type="string" calcext:value-type="string">
            <text:p>Semantic Role Labeling(SRL) is <text:s/>a <text:s/>leading <text:s/>taskof <text:s/>identifying arguments <text:s/>for <text:s/>a <text:s/>predicate <text:s/>andassigning <text:s/>semantically <text:s/>meaningful labels to them.SRLis crucial <text:s/>to <text:s/>information extraction, question answering, <text:s/>and <text:s/>machine translation.When <text:s/>applied <text:s/>to <text:s/>patent <text:s/>text, existing <text:s/>tools <text:s/>for <text:s/>SRL <text:s/>have <text:s/>unsatisfying <text:s/>performance becauseof long <text:s/>sentences. <text:s/>To <text:s/>improve <text:s/>performance <text:s/>in <text:s/>patent <text:s/>SRL systems, this <text:s/>study separateseach <text:s/>sentence in <text:s/>patent abstractsinto <text:s/>a simpler structure, and then labelssemantic roles for the simplified sentence. <text:s/>At <text:s/>last,semantic informationandsemantic <text:s/>framework for <text:s/>frequently <text:s/>used <text:s/>wordsare <text:s/>used to extract <text:s/>patent knowledge. Our <text:s/>work <text:s/>demonstrates <text:s/>that the method <text:s/>used <text:s/>in <text:s/>this <text:s/>article <text:s/>can improve <text:s/>the performance <text:s/>in <text:s/>SRL <text:s/>system <text:s/>and <text:s/>obtain <text:s/>beneficial knowledge from patents.</text:p>
          </table:table-cell>
        </table:table-row>
        <table:table-row table:style-name="ro1">
          <table:table-cell office:value-type="string" calcext:value-type="string">
            <text:p>Google Scholar</text:p>
          </table:table-cell>
          <table:table-cell office:value-type="string" calcext:value-type="string">
            <text:p>“Patent mining” AND “random forest”</text:p>
          </table:table-cell>
          <table:table-cell office:value-type="string" calcext:value-type="string">
            <text:p>Automatic Patents Classification Using Supervised Machine Learning</text:p>
          </table:table-cell>
          <table:table-cell office:value-type="string" calcext:value-type="string">
            <text:p>Muhammad Shahid, Adeel Ahmed, Muhammad Faheem Mushtaq, Saleem Ullah Matiullah, Urooj Akram</text:p>
          </table:table-cell>
          <table:table-cell office:value-type="float" office:value="2019" calcext:value-type="float">
            <text:p>2019</text:p>
          </table:table-cell>
          <table:table-cell office:value-type="string" calcext:value-type="string">
            <text:p>Every year, approximately one million patent documents are issued with unique patent number or symbol. In order to find the relevant patent document, several users query the IPC documents using IPC symbols. So, there is a need of automatic classification and ranking of patent documents w.r.t. user query. Automatic classification is only possible through supervised machine learning techniques. In this paper, we classified patent documents using common classifiers. We collected 1625 patent documents related to eight different classes taken from IPC website using web crawler in an unstructured text. We considered 90% of training and 10% of test samples of the total patents. We built a feature matrix using tf-idf, smart notations and BM25 weighting schemes. This feature matrix is given to each classifier as input and output of each classifier consists of correctly classified and incorrectly classified instances. Finally, we evaluated the accuracy of each classifier using precision, recall and F-measure. We performed comparative analysis of classifiers and observed that by adding more features to each classifier, accuracy of classifier can be improved. </text:p>
          </table:table-cell>
        </table:table-row>
        <table:table-row table:style-name="ro1">
          <table:table-cell office:value-type="string" calcext:value-type="string">
            <text:p>Microsoft </text:p>
          </table:table-cell>
          <table:table-cell office:value-type="string" calcext:value-type="string">
            <text:p>“Patent mining” AND “random forest”</text:p>
          </table:table-cell>
          <table:table-cell office:value-type="string" calcext:value-type="string">
            <text:p>Core patent mining method</text:p>
          </table:table-cell>
          <table:table-cell office:value-type="string" calcext:value-type="string">
            <text:p>Wang Yunxiao, Wang Fangxin, Zhu Hongyang, Liu Zheng</text:p>
          </table:table-cell>
          <table:table-cell office:value-type="float" office:value="2019" calcext:value-type="float">
            <text:p>2019</text:p>
          </table:table-cell>
          <table:table-cell office:value-type="string" calcext:value-type="string">
            <text:p>The invention provides a core patent mining method, which comprises the following steps of: firstly, establishing a patent database based on a web crawler method, and extracting a patent document setof a target field in the patent database by utilizing a web crawler; Secondly, extracting a topic set of all patent documents in the patent document set based on a document topic generation model; Secondly, establishing a patent novelty evaluation model and a patent influence evaluation model based on similarity measurement of subjects in the subject set; And finally, core patents are mined by using an optimization method. According to the invention, when the core patent in the target field needs to be quickly mined and discovered, the core patent in the target field is efficiently and quicklymined based on the web crawler method, the document theme generation model, the novelty evaluation model and the influence evaluation model of the patent and the optimization method.</text:p>
          </table:table-cell>
        </table:table-row>
        <table:table-row table:style-name="ro1">
          <table:table-cell office:value-type="string" calcext:value-type="string">
            <text:p>Microsoft </text:p>
          </table:table-cell>
          <table:table-cell office:value-type="string" calcext:value-type="string">
            <text:p>“Patent mining” AND “random forest”</text:p>
          </table:table-cell>
          <table:table-cell office:value-type="string" calcext:value-type="string">
            <text:p>Technological Innovations in Disease Management: Text Mining US Patent Data From 1995 to 2017</text:p>
          </table:table-cell>
          <table:table-cell office:value-type="string" calcext:value-type="string">
            <text:p>Ming Huang, Maryam Zolnoori, Joyce E Balls-Berry, Tabetha A Brockman, Christi A Patten, Lixia Yao</text:p>
          </table:table-cell>
          <table:table-cell office:value-type="float" office:value="2019" calcext:value-type="float">
            <text:p>2019</text:p>
          </table:table-cell>
          <table:table-cell office:value-type="string" calcext:value-type="string">
            <text:p>BACKGROUND: Patents are important intellectual property protecting technological innovations that inspire efficient research and development in biomedicine. The number of awarded patents serves as an important indicator of economic growth and technological innovation. Researchers have mined patents to characterize the focuses and trends of technological innovations in many fields. OBJECTIVE: To expand patent mining to biomedicine and facilitate future resource allocation in biomedical research for the United States, we analyzed US patent documents to determine the focuses and trends of protected technological innovations across the entire disease landscape. METHODS: We analyzed more than 5 million US patent documents between 1995 and 2017, using summary statistics and dynamic topic modeling. More specifically, we investigated the disease coverage and latent topics in patent documents over time. We also incorporated the patent data into the calculation of our recently developed Research Opportunity Index (ROI) and Public Health Index (PHI), to recalibrate the resource allocation in biomedical research. RESULTS: Our analysis showed that protected technological innovations have been primarily focused on socioeconomically critical diseases such as "other cancers" (malignant neoplasm of head, face, neck, abdomen, pelvis, or limb; disseminated malignant neoplasm; Merkel cell carcinoma; and malignant neoplasm, malignant carcinoid tumors, neuroendocrine tumor, and carcinoma in situ of an unspecified site), diabetes mellitus, and obesity. The United States has significantly improved resource allocation to biomedical research and development over the past 17 years, as illustrated by the decreasing PHI. Diseases with positive ROI, such as ankle and foot fracture, indicate potential research opportunities for the future. Development of novel chemical or biological drugs and electrical devices for diagnosis and disease management is the dominating topic in patented inventions. CONCLUSIONS: This multifaceted analysis of patent documents provides a deep understanding of the focuses and trends of technological innovations in disease management in patents. Our findings offer insights into future research and innovation opportunities and provide actionable information to facilitate policy makers, payers, and investors to make better evidence-based decisions regarding resource allocation in biomedicine.</text:p>
          </table:table-cell>
        </table:table-row>
        <table:table-row table:style-name="ro1">
          <table:table-cell office:value-type="string" calcext:value-type="string">
            <text:p>Microsoft </text:p>
          </table:table-cell>
          <table:table-cell office:value-type="string" calcext:value-type="string">
            <text:p>“Patent mining” AND “random forest”</text:p>
          </table:table-cell>
          <table:table-cell office:value-type="string" calcext:value-type="string">
            <text:p>Using Text Mining Algorithms for Patent Documents and Publications </text:p>
          </table:table-cell>
          <table:table-cell office:value-type="string" calcext:value-type="string">
            <text:p>Bart Van Looy, Tom Magerman</text:p>
          </table:table-cell>
          <table:table-cell office:value-type="float" office:value="2019" calcext:value-type="float">
            <text:p>2019</text:p>
          </table:table-cell>
          <table:table-cell office:value-type="string" calcext:value-type="string">
            <text:p>In this chapter we present an overview of text mining approaches that can be used to conduct science and technology studies that rely on assessing the (content) similarity between patent documents and/or scientific publications. We highlight the rationale behind vector space models, latent semantic analysis, and probabilistic topic models. In addition, several validation studies pertaining to patent documents and publications are presented. These studies reveal that choices in terms of algorithms, pre-processing, and calculation options have non-trivial consequences in terms of outcomes and their validity. As such, scholars should pay attention to the technicalities implied when engaging in text mining efforts in order for outcomes to become relevant and informative.</text:p>
          </table:table-cell>
        </table:table-row>
        <table:table-row table:style-name="ro1">
          <table:table-cell office:value-type="string" calcext:value-type="string">
            <text:p>Google Scholar</text:p>
          </table:table-cell>
          <table:table-cell office:value-type="string" calcext:value-type="string">
            <text:p>"Patent mining" AND "machine learning" </text:p>
          </table:table-cell>
          <table:table-cell office:value-type="string" calcext:value-type="string">
            <text:p>Patent Mining: A Survey</text:p>
          </table:table-cell>
          <table:table-cell office:value-type="string" calcext:value-type="string">
            <text:p>Longhui Zhang, L. Li, Tao Li</text:p>
          </table:table-cell>
          <table:table-cell office:value-type="float" office:value="2015" calcext:value-type="float">
            <text:p>2015</text:p>
          </table:table-cell>
          <table:table-cell office:value-type="string" calcext:value-type="string">
            <text:p>Patent documents are important intellectual resources of protecting interests of individuals, organizations and companies. Different from general web documents, patent documents have a well-defined format including frontpage, description, nclaims, and figures. However, they are lengthy and rich in technical terms, which requires enormous human efforts for analysis. Hence, a new research area, called patent mining, emerges in recent years, aiming to assist patent analysts in investigating, processing, and analyzing patent documents. Despite the recent advances in patent mining, it is still far from being well explored in research communities. To help patent analysts and interested readers obtain a big picture of patent mining, we thus provide a systematic summary of existing research efforts along this direction. In this survey, we first present an overview of the technical trend in patent mining. We then investigate multiple research questions related to patent documents, including patent retrieval, patent classification, and patent visualization, and provide summaries and highlights for each question by delving into the corresponding research efforts.</text:p>
          </table:table-cell>
        </table:table-row>
        <table:table-row table:style-name="ro1">
          <table:table-cell office:value-type="string" calcext:value-type="string">
            <text:p>Google Scholar</text:p>
          </table:table-cell>
          <table:table-cell office:value-type="string" calcext:value-type="string">
            <text:p>"Patent mining" AND "machine learning" </text:p>
          </table:table-cell>
          <table:table-cell office:value-type="string" calcext:value-type="string">
            <text:p>PatentMiner: topic-driven patent analysis and mining</text:p>
          </table:table-cell>
          <table:table-cell office:value-type="string" calcext:value-type="string">
            <text:p>Jie Tang, Bo <text:s/>Wang, Yang <text:s/>Yang, Po <text:s/>Hu, Yanting <text:s/>Zhao, Xingyu <text:s/>Yan, Bo <text:s/>Gao, Minlie <text:s/>Huang, Peng <text:s/>Xu, Weichang <text:s/>Li, Adam K Usadi</text:p>
          </table:table-cell>
          <table:table-cell office:value-type="float" office:value="2012" calcext:value-type="float">
            <text:p>2012</text:p>
          </table:table-cell>
          <table:table-cell office:value-type="string" calcext:value-type="string">
            <text:p>Patenting is one of the most important ways to protect company's core business concepts and proprietary technologies. Analyzing large volume of patent data can uncover the potential competitive or collaborative relations among companies in certain areas, which can provide valuable information to develop strategies for intellectual property (IP), R&amp;D, and marketing. In this paper, we present a novel topic-driven patent analysis and mining system. Instead of merely searching over patent content, we focus on studying the heterogeneous patent network derived from the patent database, which is represented by several types of objects (companies, inventors, and technical content) jointly evolving over time. We design and implement a general topic-driven framework for analyzing and mining the heterogeneous patent network. Specifically, we propose a dynamic probabilistic model to characterize the topical evolution of these objects within the patent network. Based on this modeling framework, we derive several patent analytics tools that can be directly used for IP and R&amp;D strategy planning, including a heterogeneous network co-ranking method, a topic-level competitor evolution analysis algorithm, and a method to summarize the search results. We evaluate the proposed methods on a real-world patent database. The experimental results show that the proposed techniques clearly outperform the corresponding baseline methods.</text:p>
          </table:table-cell>
        </table:table-row>
        <table:table-row table:style-name="ro1">
          <table:table-cell office:value-type="string" calcext:value-type="string">
            <text:p>Google Scholar</text:p>
          </table:table-cell>
          <table:table-cell office:value-type="string" calcext:value-type="string">
            <text:p>"Patent" AND "Machine learning"</text:p>
          </table:table-cell>
          <table:table-cell office:value-type="string" calcext:value-type="string">
            <text:p>A Big Data Learning for Patent Analysis </text:p>
          </table:table-cell>
          <table:table-cell office:value-type="string" calcext:value-type="string">
            <text:p>Jun, Sunghae</text:p>
          </table:table-cell>
          <table:table-cell office:value-type="float" office:value="2013" calcext:value-type="float">
            <text:p>2013</text:p>
          </table:table-cell>
          <table:table-cell office:value-type="string" calcext:value-type="string">
            <text:p>Big data issue has been considered in diverse fields. Also, big data learning has been required in all areas such as engineering and social science. Statistics and machine learning algorithms are representative tools for big data learning. In this paper, we study learning tools for big data and propose an efficient methodology for big data learning via legacy data to practical application. We apply our big data learning to patent analysis, because patent is one of big data. Also, we use patent analysis result for technology forecasting. To illustrate how the proposed methodology could be applied in real domain, we will retrieve patents related to big data from patent databases in the world. Using searched patent data, we perform a case study by text mining preprocessing and multiple linear regression of statistics. </text:p>
          </table:table-cell>
        </table:table-row>
        <table:table-row table:style-name="ro1">
          <table:table-cell office:value-type="string" calcext:value-type="string">
            <text:p>Google Scholar</text:p>
          </table:table-cell>
          <table:table-cell office:value-type="string" calcext:value-type="string">
            <text:p>"Patent" AND "Machine learning"</text:p>
          </table:table-cell>
          <table:table-cell office:value-type="string" calcext:value-type="string">
            <text:p>Machine learning and natural language processing on the patent corpus: Data, tools, and new measures</text:p>
          </table:table-cell>
          <table:table-cell office:value-type="string" calcext:value-type="string">
            <text:p>Benjamin Balsmeier, Mohamad Assaf, Tyler Chesebro, Gabe Fierro, Kevin Johnson, Scott Johnson, Guan‐Cheng Li, Sonja Lück, Doug O'Reagan, Bill Yeh, Guangzheng Zang, Lee Fleming</text:p>
          </table:table-cell>
          <table:table-cell office:value-type="float" office:value="2018" calcext:value-type="float">
            <text:p>2018</text:p>
          </table:table-cell>
          <table:table-cell office:value-type="string" calcext:value-type="string">
            <text:p>Drawing upon recent advances in machine learning and natural language processing, we introduce new tools that automatically ingest, parse, disambiguate, and build an updated database using U.S. patent data. The tools identify unique inventor, assignee, and location entities mentioned on each granted U.S. patent from 1976 to 2016. We describe data flow, algorithms, user interfaces, descriptive statistics, and a novelty measure based on the first appearance of a word in the patent corpus. We illustrate an automated coinventor network mapping tool and visualize trends in patenting over the last 40 years. Data and documentation can be found at https://console.cloud.google.com/launcher/partners/patents-public-data.</text:p>
          </table:table-cell>
        </table:table-row>
      </table:table>
      <table:table table:name="artigos_fora_da_pesquisa" table:style-name="ta1">
        <table:table-column table:style-name="co6" table:default-cell-style-name="Default"/>
        <table:table-column table:style-name="co12" table:default-cell-style-name="Default"/>
        <table:table-column table:style-name="co13" table:default-cell-style-name="Default"/>
        <table:table-column table:style-name="co10" table:default-cell-style-name="Default"/>
        <table:table-column table:style-name="co14" table:default-cell-style-name="Default"/>
        <table:table-row table:style-name="ro1">
          <table:table-cell office:value-type="string" calcext:value-type="string">
            <text:p>base de dados</text:p>
          </table:table-cell>
          <table:table-cell office:value-type="string" calcext:value-type="string">
            <text:p>titulo do artigo</text:p>
          </table:table-cell>
          <table:table-cell office:value-type="string" calcext:value-type="string">
            <text:p>autores</text:p>
          </table:table-cell>
          <table:table-cell office:value-type="string" calcext:value-type="string">
            <text:p>ano</text:p>
          </table:table-cell>
          <table:table-cell office:value-type="string" calcext:value-type="string">
            <text:p>abstract</text:p>
          </table:table-cell>
        </table:table-row>
        <table:table-row table:style-name="ro1">
          <table:table-cell office:value-type="string" calcext:value-type="string">
            <text:p>Semantic Scholar</text:p>
          </table:table-cell>
          <table:table-cell office:value-type="string" calcext:value-type="string">
            <text:p>An Integrated Framework for Patent Analysis and Mining</text:p>
          </table:table-cell>
          <table:table-cell office:value-type="string" calcext:value-type="string">
            <text:p>Longhui Zhang</text:p>
          </table:table-cell>
          <table:table-cell office:value-type="float" office:value="2016" calcext:value-type="float">
            <text:p>2016</text:p>
          </table:table-cell>
          <table:table-cell office:value-type="string" calcext:value-type="string">
            <text:p>OF THE DISSERTATION AN INTEGRATED FRAMEWORK FOR PATENT ANALYSIS AND MINING by Longhui Zhang Florida International University, 2016 Miami, Florida Professor Tao Li, Major Professor Patent documents are important intellectual resources of protecting interests of individuals, organizations and companies. These patent documents have great research values, beneficial to the industry, business, law, and policy-making communities. Patent mining aims at assisting patent analysts in investigating, processing, and analyzing patent documents, which has attracted increasing interest in academia and industry. However, despite recent advances of patent mining, several critical issues in current patent mining systems have not been well explored in previous studies. These issues include: 1) the query retrieval problem that assists patent analysts finding all relevant patent documents for a given patent application; 2) the patent documents comparative summarization problem that facilitates patent analysts in quickly reviewing any given patent document pairs; and 3) the key patent documents discovery problem that helps patent analysts to quickly grasp the linkage between different technologies in order to better understand the technical trend from a collection of patent documents. This dissertation follows the stream of research that covers the aforementioned issues of existing patent analysis and mining systems. In this work, we delve into three interleaved aspects of patent mining techniques, including (1) PatSearch, a framework of automatically generating the search query from a given patent application and retrieving relevant patents to user; (2) PatCom, a framework of investigating the relationship in terms of commonality and difference between patent documents pairs</text:p>
          </table:table-cell>
        </table:table-row>
        <table:table-row table:style-name="ro1">
          <table:table-cell office:value-type="string" calcext:value-type="string">
            <text:p>Semantic Scholar</text:p>
          </table:table-cell>
          <table:table-cell office:value-type="string" calcext:value-type="string">
            <text:p>Exploration and Implementation of Classification Algorithms for Patent Classification</text:p>
          </table:table-cell>
          <table:table-cell office:value-type="string" calcext:value-type="string">
            <text:p>Darshana A. Naik, S. Seema, G. Singh, Abhinav Singh</text:p>
          </table:table-cell>
          <table:table-cell office:value-type="float" office:value="2018" calcext:value-type="float">
            <text:p>2018</text:p>
          </table:table-cell>
          <table:table-cell office:value-type="string" calcext:value-type="string">
            <text:p>Data mining techniques have seen tremendous increase in their usage in the past few years. Patent mining is one of the domains that utilize data mining techniques to a great extent. Patent mining consists of various tasks such as retrieval of patent, classification, patent valuation, patent visualization and detecting infringements. Among these, patent classification is an important task. It deals with the classification of patents into various categories. A common bottleneck in this task has been related to the automated classification of patents with better accuracy. The rapid increase in the number of patents being filed every year and the increasing complexity of the patent documents demand for advanced and revolutionized tools/machines to assist in performing patent classification in automated manner. Usually, the patents are examined thoroughly by patent analysts from various domains, who possess respective expertise and are well aware of the domain jargons. The main objective of such systems is to get rid of the time-consuming, laborious manual process and to provide patent analysts a better way for classifying patent documents. Also it helps in better management, maintenance and convenient searching of patent documents. Here, two prominent classification algorithms—Naive Bayes and support vector machines (SVM)—are explored and implemented. Additionally, some pre-processing steps such as stop word removal, stemming, and lemmatizing are also done to obtain better accuracy. TF-IDF feature is also incorporated to obtain precise results.</text:p>
          </table:table-cell>
        </table:table-row>
        <table:table-row table:style-name="ro1">
          <table:table-cell office:value-type="string" calcext:value-type="string">
            <text:p>Sem informação</text:p>
          </table:table-cell>
          <table:table-cell office:value-type="string" calcext:value-type="string">
            <text:p>How Do Patents Affect Research Investments?</text:p>
          </table:table-cell>
          <table:table-cell office:value-type="string" calcext:value-type="string">
            <text:p>Williams, Heidi L.</text:p>
          </table:table-cell>
          <table:table-cell office:value-type="float" office:value="2017" calcext:value-type="float">
            <text:p>2017</text:p>
          </table:table-cell>
          <table:table-cell office:value-type="string" calcext:value-type="string">
            <text:p>Although patent systems have been widely used both historically and internationally, there is nonetheless a tremendous amount of controversy over whether patent systems, in practice, improve the alignment between private returns and social contributions. In this article, I describe three parameters— howthe disclosure function affects research investments,howpatent strength affects research investments in new technologies, andhow patents on existing technologies affect follow-on innovation—needed to inform the question of how patents affect research investments, and review the available evidence that has attempted to empirically estimate these parameters.</text:p>
          </table:table-cell>
        </table:table-row>
        <table:table-row table:style-name="ro1">
          <table:table-cell office:value-type="string" calcext:value-type="string">
            <text:p>Sem informação</text:p>
          </table:table-cell>
          <table:table-cell office:value-type="string" calcext:value-type="string">
            <text:p>A Literature Review on Patent Texts Analysis Techniques</text:p>
          </table:table-cell>
          <table:table-cell office:value-type="string" calcext:value-type="string">
            <text:p>Li, Guanlin</text:p>
          </table:table-cell>
          <table:table-cell office:value-type="float" office:value="2018" calcext:value-type="float">
            <text:p>2018</text:p>
          </table:table-cell>
          <table:table-cell office:value-type="string" calcext:value-type="string">
            <text:p>Patent data are expanding explosively nowadays with the advent of new technologies, and it’s significant to put forward the method of automatic patent analysis and use appropriate patent analysis techniques to make use of scattered, multi-source and interrelated patent text, in order to improve the efficiency of patent analyzing. Currently there are a lot of techniques being used to process patent intelligence. This literature review focuses on automatic patent text analysis techniques, which use computer to automatically analyze large scale of patent texts and find useful information in them. These techniques are divided into the following categories: semantic analysis based techniques, rule based techniques, machine learning based techniques and patent text clustering techniques.</text:p>
          </table:table-cell>
        </table:table-row>
        <table:table-row table:style-name="ro1">
          <table:table-cell office:value-type="string" calcext:value-type="string">
            <text:p>Sem informação</text:p>
          </table:table-cell>
          <table:table-cell office:value-type="string" calcext:value-type="string">
            <text:p>Multiclass patent document classification</text:p>
          </table:table-cell>
          <table:table-cell office:value-type="string" calcext:value-type="string">
            <text:p>Chaitanya Anne, Avdesh Mishra, Md Tamjidul Hoque, Shengru Tu</text:p>
          </table:table-cell>
          <table:table-cell office:value-type="float" office:value="2017" calcext:value-type="float">
            <text:p>2017</text:p>
          </table:table-cell>
          <table:table-cell office:value-type="string" calcext:value-type="string">
            <text:p>This article addresses patent document classification problem into fifteen different categories or classes, where some classes overlap with each other for practical reasons. For the development of the classification model using machine learning techniques, useful features have been extracted from the given documents. The features are used to classify patent document as well as to generate useful tag-words. The overall objective of this work is to systematize NASA’s patent management, by developing a set of automated tools that can assist NASA to manage and market its portfolio of intellectual properties (IP), and to enable easier discovery of relevant IP by users. We have identified an array of methods that can be applied such as k-Nearest Neighbors (kNN), two variations of the Support Vector Machine (SVM) algorithms, and two tree based classification algorithms: Random Forest and J48. The major research steps in this paper consist of filtering techniques for variable selection, information gain and feature correlation analysis, and training and testing potential models using effective classifiers. Further, the obstacles associated with the imbalanced data were mitigated by adding pseudo-synthetic data wherever appropriate, which resulted in a superior SVM classifier based model.</text:p>
          </table:table-cell>
        </table:table-row>
        <table:table-row table:style-name="ro1">
          <table:table-cell office:value-type="string" calcext:value-type="string">
            <text:p>Sem informação</text:p>
          </table:table-cell>
          <table:table-cell office:value-type="string" calcext:value-type="string">
            <text:p>Automatic Patents Classification Using Supervised Machine Learning</text:p>
          </table:table-cell>
          <table:table-cell office:value-type="string" calcext:value-type="string">
            <text:p>Muhammad Shahid, Adeel Ahmed, Muhammad Faheem Mushtaq, Saleem Ullah, Matiullah, and Urooj Akram</text:p>
          </table:table-cell>
          <table:table-cell office:value-type="float" office:value="2014" calcext:value-type="float">
            <text:p>2014</text:p>
          </table:table-cell>
          <table:table-cell office:value-type="string" calcext:value-type="string">
            <text:p>Every year, approximately one million patent documents are issued with unique patent number or symbol. In order to find the relevant patent document, several users query the IPC documents using IPC symbols. So, there is a need of automatic classification and ranking of patent documents w.r.t. user query. Automatic classification is only possible through supervised machine learning techniques. In this paper, we classified patent documents using com- mon classifiers. We collected 1625 patent documents related to eight different classes taken from IPC website using web crawler in an unstructured text. We considered 90% of training and 10% of test samples of the total patents. We built a feature matrix using tf-idf, smart notations and BM25 weighting schemes. This feature matrix is given to each classifier as input and output of each classifier consists of correctly classified and incorrectly classified instances. Finally, we evaluated the accuracy of each classifier using precision, recall and F-measure. We performed comparative analysis of classifiers and observed that by adding more features to each classifier, accuracy of classifier can be improved.</text:p>
          </table:table-cell>
        </table:table-row>
        <table:table-row table:style-name="ro1">
          <table:table-cell office:value-type="string" calcext:value-type="string">
            <text:p>Sem informação</text:p>
          </table:table-cell>
          <table:table-cell office:value-type="string" calcext:value-type="string">
            <text:p>Extraction of Principle Knowledge from Process Patents for Manufacturing Process Innovation</text:p>
          </table:table-cell>
          <table:table-cell office:value-type="string" calcext:value-type="string">
            <text:p>Gangfeng Wang, Xitian Tian, Junhao Geng, Richard Evans, Shengchuang Che</text:p>
          </table:table-cell>
          <table:table-cell office:value-type="float" office:value="2016" calcext:value-type="float">
            <text:p>2016</text:p>
          </table:table-cell>
          <table:table-cell office:value-type="string" calcext:value-type="string">
            <text:p>Process patents contain substantial knowledge of the principles behind manufacturing process problems-solving; however, this knowledge is implicit in lengthy texts and cannot be directly reused in innovation design. To effectively support systematic manufacturing process innovation, this paper presents an approach to extracting principle innovation knowledge from process patents. The proposed approach consists of (1) classifying process patents by taking process method, manufacturing object and manufacturing feature as the references; (2) extracting generalized process contradiction parameters and the principles behind solving such process contradictions based on patent mining and technology abstraction of TRIZ (the theory of inventive problem solving); and (3) constructing a domain process contradiction matrix and mapping the relationship between the matrix and the corresponding process patents. Finally, a case study is presented to illustrate the applicability of the proposed approach.</text:p>
          </table:table-cell>
        </table:table-row>
        <table:table-row table:style-name="ro1">
          <table:table-cell office:value-type="string" calcext:value-type="string">
            <text:p>Sem informação</text:p>
          </table:table-cell>
          <table:table-cell office:value-type="string" calcext:value-type="string">
            <text:p>Research of Semantic Role Labeling and Application in Patent knowledge Extraction</text:p>
          </table:table-cell>
          <table:table-cell office:value-type="string" calcext:value-type="string">
            <text:p>Ling’en Meng, Yanqing He, Ying Li</text:p>
          </table:table-cell>
          <table:table-cell office:value-type="float" office:value="2014" calcext:value-type="float">
            <text:p>2014</text:p>
          </table:table-cell>
          <table:table-cell office:value-type="string" calcext:value-type="string">
            <text:p>Semantic Role Labeling (SRL) is a leading task of identifying arguments for a predicate and assigning semantically meaningful labels to them. SRL is crucial to information extraction, question answering, and machine translation. When applied to patent text, existing tools for SRL have unsatisfying performance because of long sentences. To improve performance in patent SRL systems, this study separates each sentence in patent abstracts into a simpler structure, and then labels semantic roles for the simplified sentence. At last, semantic information and semantic framework for frequently used words are used to extract patent knowledge. Our work demonstrates that the method used in this article can improve the performance in SRL system and obtain beneficial knowledge from patents.</text:p>
          </table:table-cell>
        </table:table-row>
        <table:table-row table:style-name="ro1">
          <table:table-cell office:value-type="string" calcext:value-type="string">
            <text:p>Sem informação</text:p>
          </table:table-cell>
          <table:table-cell office:value-type="string" calcext:value-type="string">
            <text:p>Patent Automatic Classification Based on Symmetric Hierarchical Convolution Neural Network</text:p>
          </table:table-cell>
          <table:table-cell office:value-type="string" calcext:value-type="string">
            <text:p>Huiming Zhu, Chunhui He, Yang Fang, Bin Ge, Meng Xing and Weidong Xiao</text:p>
          </table:table-cell>
          <table:table-cell office:value-type="float" office:value="2020" calcext:value-type="float">
            <text:p>2020</text:p>
          </table:table-cell>
          <table:table-cell office:value-type="string" calcext:value-type="string">
            <text:p>With the rapid growth of patent applications, it has become an urgent problem to automatically classify the accepted patent application documents accurately and quickly. Most previous patent automatic classification studies are based on feature engineering and traditional machine learning methods like SVM, and some even rely on the knowledge of domain experts, hence they suffer from low accuracy problem and have poor generalization ability. In this paper, we propose a patent automatic classification method via the symmetric hierarchical convolution neural network (CNN) named PAC-HCNN. We use the title and abstract of the patent as the input data, and then apply the word embedding technique to segment and vectorize the input data. Then we design a symmetric hierarchical CNN framework to classify the patents based on the word embeddings, which is much more efficient than traditional RNN models dealing with texts, meanwhile keeping the history and future information of the input sequence. We also add gated linear units (GLUs) and residual connection to help realize the deep CNN. Additionally, we equip our model with a self attention mechanism to address the long-term dependency problem. Experiments are performed on large-scale datasets for Chinese short text patent classification. Experimental results prove our proposed model’s effectiveness, and it performs better than other state-of-the-art models significantly and consistently on both fine-grained and coarse-grained classificat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30">00/00/0000</text:date>, <text:time style:data-style-name="N2" text:time-value="23:57:02.92703944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0:47:04.710193777</meta:creation-date>
    <meta:generator>LibreOffice/6.0.7.3$Linux_X86_64 LibreOffice_project/00m0$Build-3</meta:generator>
    <dc:date>2020-09-30T00:40:17.376115019</dc:date>
    <meta:editing-duration>PT1H43M39S</meta:editing-duration>
    <meta:editing-cycles>33</meta:editing-cycles>
    <meta:document-statistic meta:table-count="3" meta:cell-count="152" meta:object-count="0"/>
  </office:meta>
</office:document-meta>
</file>